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8000" draw:opacity="85%" draw:textarea-horizontal-align="justify" draw:textarea-vertical-align="middle" draw:auto-grow-height="false" fo:min-height="0.954cm" fo:min-width="0.704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8000" draw:opacity="85%" draw:textarea-horizontal-align="justify" draw:textarea-vertical-align="middle" draw:auto-grow-height="false" fo:min-height="0.954cm" fo:min-width="0.705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8000" draw:opacity="85%" draw:textarea-horizontal-align="justify" draw:textarea-vertical-align="middle" draw:auto-grow-height="false" fo:min-height="0.957cm" fo:min-width="0.704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8000" draw:opacity="85%" draw:textarea-horizontal-align="justify" draw:textarea-vertical-align="middle" draw:auto-grow-height="false" fo:min-height="0.957cm" fo:min-width="0.705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9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93cm" fo:min-width="0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8000" draw:textarea-horizontal-align="justify" draw:textarea-vertical-align="middle" draw:auto-grow-height="false" fo:min-height="0.466cm" fo:min-width="0.216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8000" draw:textarea-horizontal-align="justify" draw:textarea-vertical-align="middle" draw:auto-grow-height="false" fo:min-height="0.466cm" fo:min-width="0.21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2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8000" draw:opacity="85%" draw:textarea-horizontal-align="justify" draw:textarea-vertical-align="middle" draw:auto-grow-height="false" fo:min-height="0.954cm" fo:min-width="0.707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8000" draw:opacity="85%" draw:textarea-horizontal-align="justify" draw:textarea-vertical-align="middle" draw:auto-grow-height="false" fo:min-height="0.954cm" fo:min-width="0.704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8000" draw:opacity="85%" draw:textarea-horizontal-align="justify" draw:textarea-vertical-align="middle" draw:auto-grow-height="false" fo:min-height="0.956cm" fo:min-width="0.704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ff8000" draw:opacity="85%" draw:textarea-horizontal-align="justify" draw:textarea-vertical-align="middle" draw:auto-grow-height="false" fo:min-height="0.956cm" fo:min-width="0.707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ff8000" draw:opacity="85%" draw:textarea-horizontal-align="justify" draw:textarea-vertical-align="middle" draw:auto-grow-height="false" fo:min-height="0.956cm" fo:min-width="0.704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P1" style:family="paragraph">
      <loext:graphic-properties draw:fill-color="#ff8000" draw:opacity="85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8000"/>
      <style:paragraph-properties fo:text-align="center"/>
    </style:style>
    <style:style style:name="P6" style:family="paragraph">
      <loext:graphic-properties draw:fill-color="#ff8000"/>
      <style:paragraph-properties fo:text-align="center"/>
      <style:text-properties fo:font-size="8pt" style:font-size-asian="8pt" style:font-size-complex="8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ff8000" draw:opacity="85%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38cm" svg:height="1.238cm" svg:x="12.056cm" svg:y="5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39cm" svg:height="1.238cm" svg:x="13.294cm" svg:y="5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39cm" svg:height="1.238cm" svg:x="14.533cm" svg:y="5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39cm" svg:height="1.238cm" svg:x="15.772cm" svg:y="5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238cm" svg:height="1.241cm" svg:x="12.056cm" svg:y="6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239cm" svg:height="1.241cm" svg:x="13.294cm" svg:y="6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239cm" svg:height="1.241cm" svg:x="14.533cm" svg:y="6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239cm" svg:height="1.241cm" svg:x="15.772cm" svg:y="6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1.25cm" svg:height="1.25cm" svg:x="15.761cm" svg:y="6.953cm">
          <draw:text-box>
            <text:p>15</text:p>
          </draw:text-box>
        </draw:frame>
        <draw:frame draw:style-name="gr6" draw:text-style-name="P4" draw:layer="layout" svg:width="0.75cm" svg:height="1.24cm" svg:x="12.263cm" svg:y="5.713cm">
          <draw:text-box>
            <text:p text:style-name="P3">8</text:p>
          </draw:text-box>
        </draw:frame>
        <draw:frame draw:style-name="gr7" draw:text-style-name="P4" draw:layer="layout" svg:width="1.239cm" svg:height="1.243cm" svg:x="13.303cm" svg:y="5.716cm">
          <draw:text-box>
            <text:p text:style-name="P3">10</text:p>
          </draw:text-box>
        </draw:frame>
        <draw:frame draw:style-name="gr6" draw:text-style-name="P4" draw:layer="layout" svg:width="0.75cm" svg:height="1.24cm" svg:x="12.271cm" svg:y="6.947cm">
          <draw:text-box>
            <text:p text:style-name="P3">9</text:p>
          </draw:text-box>
        </draw:frame>
        <draw:frame draw:style-name="gr5" draw:text-style-name="P2" draw:layer="layout" svg:width="1.25cm" svg:height="1.25cm" svg:x="13.329cm" svg:y="6.946cm">
          <draw:text-box>
            <text:p>11</text:p>
          </draw:text-box>
        </draw:frame>
        <draw:frame draw:style-name="gr5" draw:text-style-name="P2" draw:layer="layout" svg:width="1.25cm" svg:height="1.25cm" svg:x="14.542cm" svg:y="6.946cm">
          <draw:text-box>
            <text:p>13</text:p>
          </draw:text-box>
        </draw:frame>
        <draw:frame draw:style-name="gr7" draw:text-style-name="P4" draw:layer="layout" svg:width="1.239cm" svg:height="1.243cm" svg:x="14.522cm" svg:y="5.717cm">
          <draw:text-box>
            <text:p text:style-name="P3">12</text:p>
          </draw:text-box>
        </draw:frame>
        <draw:frame draw:style-name="gr7" draw:text-style-name="P4" draw:layer="layout" svg:width="1.239cm" svg:height="1.243cm" svg:x="15.772cm" svg:y="5.717cm">
          <draw:text-box>
            <text:p text:style-name="P3">14</text:p>
          </draw:text-box>
        </draw:frame>
        <draw:custom-shape draw:style-name="gr1" draw:text-style-name="P1" draw:layer="layout" svg:width="1.238cm" svg:height="1.238cm" svg:x="5.299cm" svg:y="5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39cm" svg:height="1.238cm" svg:x="6.537cm" svg:y="5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39cm" svg:height="1.238cm" svg:x="7.776cm" svg:y="5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39cm" svg:height="1.238cm" svg:x="9.015cm" svg:y="5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238cm" svg:height="1.241cm" svg:x="5.299cm" svg:y="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239cm" svg:height="1.241cm" svg:x="6.537cm" svg:y="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239cm" svg:height="1.241cm" svg:x="7.776cm" svg:y="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239cm" svg:height="1.241cm" svg:x="9.015cm" svg:y="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1.25cm" svg:height="1.25cm" svg:x="9.004cm" svg:y="6.95cm">
          <draw:text-box>
            <text:p>15</text:p>
          </draw:text-box>
        </draw:frame>
        <draw:frame draw:style-name="gr6" draw:text-style-name="P4" draw:layer="layout" svg:width="0.75cm" svg:height="1.24cm" svg:x="5.506cm" svg:y="5.71cm">
          <draw:text-box>
            <text:p text:style-name="P3">1</text:p>
          </draw:text-box>
        </draw:frame>
        <draw:frame draw:style-name="gr6" draw:text-style-name="P4" draw:layer="layout" svg:width="0.75cm" svg:height="1.24cm" svg:x="6.738cm" svg:y="5.71cm">
          <draw:text-box>
            <text:p text:style-name="P3">3</text:p>
          </draw:text-box>
        </draw:frame>
        <draw:frame draw:style-name="gr6" draw:text-style-name="P4" draw:layer="layout" svg:width="0.75cm" svg:height="1.24cm" svg:x="7.97cm" svg:y="5.71cm">
          <draw:text-box>
            <text:p text:style-name="P3">5</text:p>
          </draw:text-box>
        </draw:frame>
        <draw:frame draw:style-name="gr6" draw:text-style-name="P4" draw:layer="layout" svg:width="0.75cm" svg:height="1.24cm" svg:x="9.202cm" svg:y="5.71cm">
          <draw:text-box>
            <text:p text:style-name="P3">7</text:p>
          </draw:text-box>
        </draw:frame>
        <draw:frame draw:style-name="gr6" draw:text-style-name="P4" draw:layer="layout" svg:width="0.75cm" svg:height="1.24cm" svg:x="5.514cm" svg:y="6.944cm">
          <draw:text-box>
            <text:p text:style-name="P3">9</text:p>
          </draw:text-box>
        </draw:frame>
        <draw:frame draw:style-name="gr5" draw:text-style-name="P2" draw:layer="layout" svg:width="1.25cm" svg:height="1.25cm" svg:x="6.572cm" svg:y="6.943cm">
          <draw:text-box>
            <text:p>11</text:p>
          </draw:text-box>
        </draw:frame>
        <draw:frame draw:style-name="gr5" draw:text-style-name="P2" draw:layer="layout" svg:width="1.25cm" svg:height="1.25cm" svg:x="7.785cm" svg:y="6.943cm">
          <draw:text-box>
            <text:p>13</text:p>
          </draw:text-box>
        </draw:frame>
        <draw:custom-shape draw:style-name="gr8" draw:text-style-name="P5" draw:layer="layout" svg:width="0.75cm" svg:height="0.75cm" svg:x="5.084cm" svg:y="3.472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75cm" svg:height="0.75cm" svg:x="5.834cm" svg:y="3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75cm" svg:height="0.75cm" svg:x="6.584cm" svg:y="3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75cm" svg:height="0.75cm" svg:x="7.334cm" svg:y="3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75cm" svg:height="0.75cm" svg:x="8.084cm" svg:y="3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75cm" svg:height="0.75cm" svg:x="8.834cm" svg:y="3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75cm" svg:height="0.75cm" svg:x="9.584cm" svg:y="3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75cm" svg:height="0.75cm" svg:x="10.334cm" svg:y="3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75cm" svg:height="0.75cm" svg:x="11.084cm" svg:y="3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75cm" svg:height="0.75cm" svg:x="11.834cm" svg:y="3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75cm" svg:height="0.75cm" svg:x="12.584cm" svg:y="3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75cm" svg:height="0.75cm" svg:x="13.334cm" svg:y="3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75cm" svg:height="0.75cm" svg:x="14.084cm" svg:y="3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75cm" svg:height="0.75cm" svg:x="14.834cm" svg:y="3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75cm" svg:height="0.75cm" svg:x="15.584cm" svg:y="3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75cm" svg:height="0.75cm" svg:x="16.334cm" svg:y="3.472cm">
          <text:p text:style-name="P3"><text:span text:style-name="T1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1.205cm" svg:height="0.806cm" svg:x="16.195cm" svg:y="3.458cm">
          <draw:text-box>
            <text:p text:style-name="P7"><text:span text:style-name="T2">1</text:span><text:span text:style-name="T2">5</text:span></text:p>
          </draw:text-box>
        </draw:frame>
        <draw:frame draw:style-name="gr10" draw:text-style-name="P8" draw:layer="layout" svg:width="1.205cm" svg:height="0.806cm" svg:x="15.43cm" svg:y="3.45cm">
          <draw:text-box>
            <text:p text:style-name="P7"><text:span text:style-name="T2">1</text:span><text:span text:style-name="T2">4</text:span></text:p>
          </draw:text-box>
        </draw:frame>
        <draw:frame draw:style-name="gr10" draw:text-style-name="P8" draw:layer="layout" svg:width="1.205cm" svg:height="0.806cm" svg:x="14.68cm" svg:y="3.45cm">
          <draw:text-box>
            <text:p text:style-name="P7"><text:span text:style-name="T2">1</text:span><text:span text:style-name="T2">3</text:span></text:p>
          </draw:text-box>
        </draw:frame>
        <draw:frame draw:style-name="gr10" draw:text-style-name="P8" draw:layer="layout" svg:width="1.205cm" svg:height="0.806cm" svg:x="13.947cm" svg:y="3.45cm">
          <draw:text-box>
            <text:p text:style-name="P7"><text:span text:style-name="T2">1</text:span><text:span text:style-name="T2">2</text:span></text:p>
          </draw:text-box>
        </draw:frame>
        <draw:frame draw:style-name="gr10" draw:text-style-name="P8" draw:layer="layout" svg:width="1.205cm" svg:height="0.806cm" svg:x="13.181cm" svg:y="3.45cm">
          <draw:text-box>
            <text:p text:style-name="P7"><text:span text:style-name="T2">1</text:span><text:span text:style-name="T2">1</text:span></text:p>
          </draw:text-box>
        </draw:frame>
        <draw:frame draw:style-name="gr11" draw:text-style-name="P8" draw:layer="layout" svg:width="1.154cm" svg:height="0.806cm" svg:x="12.43cm" svg:y="3.45cm">
          <draw:text-box>
            <text:p text:style-name="P7"><text:span text:style-name="T2">10</text:span></text:p>
          </draw:text-box>
        </draw:frame>
        <draw:frame draw:style-name="gr11" draw:text-style-name="P8" draw:layer="layout" svg:width="0.754cm" svg:height="0.806cm" svg:x="11.83cm" svg:y="3.45cm">
          <draw:text-box>
            <text:p text:style-name="P7"><text:span text:style-name="T2">9</text:span></text:p>
          </draw:text-box>
        </draw:frame>
        <draw:frame draw:style-name="gr11" draw:text-style-name="P8" draw:layer="layout" svg:width="0.768cm" svg:height="0.806cm" svg:x="11.083cm" svg:y="3.45cm">
          <draw:text-box>
            <text:p text:style-name="P7"><text:span text:style-name="T2">8</text:span></text:p>
          </draw:text-box>
        </draw:frame>
        <draw:frame draw:style-name="gr11" draw:text-style-name="P8" draw:layer="layout" svg:width="0.752cm" svg:height="0.806cm" svg:x="10.332cm" svg:y="3.45cm">
          <draw:text-box>
            <text:p text:style-name="P7"><text:span text:style-name="T2">7</text:span></text:p>
          </draw:text-box>
        </draw:frame>
        <draw:frame draw:style-name="gr11" draw:text-style-name="P8" draw:layer="layout" svg:width="0.75cm" svg:height="0.806cm" svg:x="9.567cm" svg:y="3.45cm">
          <draw:text-box>
            <text:p text:style-name="P7"><text:span text:style-name="T2">6</text:span></text:p>
          </draw:text-box>
        </draw:frame>
        <draw:frame draw:style-name="gr11" draw:text-style-name="P8" draw:layer="layout" svg:width="0.767cm" svg:height="0.806cm" svg:x="8.817cm" svg:y="3.45cm">
          <draw:text-box>
            <text:p text:style-name="P7"><text:span text:style-name="T2">5</text:span></text:p>
          </draw:text-box>
        </draw:frame>
        <draw:frame draw:style-name="gr11" draw:text-style-name="P8" draw:layer="layout" svg:width="0.77cm" svg:height="0.806cm" svg:x="8.064cm" svg:y="3.45cm">
          <draw:text-box>
            <text:p text:style-name="P7"><text:span text:style-name="T2">4</text:span></text:p>
          </draw:text-box>
        </draw:frame>
        <draw:frame draw:style-name="gr11" draw:text-style-name="P8" draw:layer="layout" svg:width="0.739cm" svg:height="0.806cm" svg:x="7.345cm" svg:y="3.45cm">
          <draw:text-box>
            <text:p text:style-name="P7"><text:span text:style-name="T2">3</text:span></text:p>
          </draw:text-box>
        </draw:frame>
        <draw:frame draw:style-name="gr11" draw:text-style-name="P8" draw:layer="layout" svg:width="0.75cm" svg:height="0.806cm" svg:x="6.584cm" svg:y="3.45cm">
          <draw:text-box>
            <text:p text:style-name="P7"><text:span text:style-name="T2">2</text:span></text:p>
          </draw:text-box>
        </draw:frame>
        <draw:frame draw:style-name="gr11" draw:text-style-name="P8" draw:layer="layout" svg:width="0.75cm" svg:height="0.806cm" svg:x="5.834cm" svg:y="3.45cm">
          <draw:text-box>
            <text:p text:style-name="P7"><text:span text:style-name="T2">1</text:span></text:p>
          </draw:text-box>
        </draw:frame>
        <draw:frame draw:style-name="gr11" draw:text-style-name="P8" draw:layer="layout" svg:width="0.75cm" svg:height="0.806cm" svg:x="5.084cm" svg:y="3.45cm">
          <draw:text-box>
            <text:p text:style-name="P7"><text:span text:style-name="T2">0</text:span></text:p>
          </draw:text-box>
        </draw:frame>
        <draw:frame draw:style-name="gr12" draw:text-style-name="P2" draw:layer="layout" svg:width="3.923cm" svg:height="0.962cm" svg:x="5.692cm" svg:y="9.538cm">
          <draw:text-box>
            <text:p>Size: (2,4,2)</text:p>
          </draw:text-box>
        </draw:frame>
        <draw:frame draw:style-name="gr13" draw:text-style-name="P2" draw:layer="layout" svg:width="4.346cm" svg:height="0.962cm" svg:x="5.654cm" svg:y="10.679cm">
          <draw:text-box>
            <text:p>Stride: (8,2,1)</text:p>
          </draw:text-box>
        </draw:frame>
        <draw:custom-shape draw:style-name="gr1" draw:text-style-name="P1" draw:layer="layout" svg:width="1.238cm" svg:height="1.238cm" svg:x="5.051cm" svg:y="5.17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241cm" svg:height="1.238cm" svg:x="6.289cm" svg:y="5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.238cm" svg:height="1.238cm" svg:x="7.53cm" svg:y="5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.238cm" svg:height="1.238cm" svg:x="8.768cm" svg:y="5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.238cm" svg:height="1.24cm" svg:x="5.051cm" svg:y="6.4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.241cm" svg:height="1.24cm" svg:x="6.289cm" svg:y="6.4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1.238cm" svg:height="1.24cm" svg:x="7.53cm" svg:y="6.4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238cm" svg:height="1.24cm" svg:x="8.768cm" svg:y="6.409cm">
          <text:p text:style-name="P9"><text:span text:style-name="T3">1</text:span><text:span text:style-name="T3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1.205cm" svg:height="1.24cm" svg:x="8.768cm" svg:y="6.409cm">
          <draw:text-box>
            <text:p>14</text:p>
          </draw:text-box>
        </draw:frame>
        <draw:frame draw:style-name="gr6" draw:text-style-name="P4" draw:layer="layout" svg:width="0.75cm" svg:height="1.24cm" svg:x="5.232cm" svg:y="5.175cm">
          <draw:text-box>
            <text:p text:style-name="P3">0</text:p>
          </draw:text-box>
        </draw:frame>
        <draw:frame draw:style-name="gr6" draw:text-style-name="P4" draw:layer="layout" svg:width="0.75cm" svg:height="1.24cm" svg:x="5.232cm" svg:y="6.424cm">
          <draw:text-box>
            <text:p text:style-name="P3">8</text:p>
          </draw:text-box>
        </draw:frame>
        <draw:frame draw:style-name="gr6" draw:text-style-name="P4" draw:layer="layout" svg:width="0.75cm" svg:height="1.24cm" svg:x="6.498cm" svg:y="5.175cm">
          <draw:text-box>
            <text:p text:style-name="P3">2</text:p>
          </draw:text-box>
        </draw:frame>
        <draw:frame draw:style-name="gr6" draw:text-style-name="P4" draw:layer="layout" svg:width="0.75cm" svg:height="1.24cm" svg:x="7.715cm" svg:y="5.175cm">
          <draw:text-box>
            <text:p text:style-name="P3">4</text:p>
          </draw:text-box>
        </draw:frame>
        <draw:frame draw:style-name="gr6" draw:text-style-name="P4" draw:layer="layout" svg:width="0.75cm" svg:height="1.24cm" svg:x="8.932cm" svg:y="5.175cm">
          <draw:text-box>
            <text:p text:style-name="P3">6</text:p>
          </draw:text-box>
        </draw:frame>
        <draw:frame draw:style-name="gr6" draw:text-style-name="P2" draw:layer="layout" svg:width="1.205cm" svg:height="1.24cm" svg:x="6.303cm" svg:y="6.409cm">
          <draw:text-box>
            <text:p>10</text:p>
          </draw:text-box>
        </draw:frame>
        <draw:frame draw:style-name="gr6" draw:text-style-name="P2" draw:layer="layout" svg:width="1.205cm" svg:height="1.24cm" svg:x="7.555cm" svg:y="6.409cm">
          <draw:text-box>
            <text:p>12</text:p>
          </draw:text-box>
        </draw:frame>
        <draw:custom-shape draw:style-name="gr1" draw:text-style-name="P1" draw:layer="layout" svg:width="1.238cm" svg:height="1.238cm" svg:x="11.801cm" svg:y="5.1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241cm" svg:height="1.238cm" svg:x="13.039cm" svg:y="5.1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.238cm" svg:height="1.238cm" svg:x="14.28cm" svg:y="5.1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.238cm" svg:height="1.238cm" svg:x="15.518cm" svg:y="5.1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.238cm" svg:height="1.24cm" svg:x="11.801cm" svg:y="6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.241cm" svg:height="1.24cm" svg:x="13.039cm" svg:y="6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1.238cm" svg:height="1.24cm" svg:x="14.28cm" svg:y="6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238cm" svg:height="1.24cm" svg:x="15.518cm" svg:y="6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1.205cm" svg:height="1.24cm" svg:x="15.686cm" svg:y="6.408cm">
          <draw:text-box>
            <text:p>7</text:p>
          </draw:text-box>
        </draw:frame>
        <draw:frame draw:style-name="gr6" draw:text-style-name="P4" draw:layer="layout" svg:width="0.75cm" svg:height="1.24cm" svg:x="11.982cm" svg:y="5.171cm">
          <draw:text-box>
            <text:p text:style-name="P3">0</text:p>
          </draw:text-box>
        </draw:frame>
        <draw:frame draw:style-name="gr6" draw:text-style-name="P4" draw:layer="layout" svg:width="0.75cm" svg:height="1.24cm" svg:x="11.982cm" svg:y="6.42cm">
          <draw:text-box>
            <text:p text:style-name="P3">1</text:p>
          </draw:text-box>
        </draw:frame>
        <draw:frame draw:style-name="gr6" draw:text-style-name="P4" draw:layer="layout" svg:width="0.75cm" svg:height="1.24cm" svg:x="13.248cm" svg:y="5.171cm">
          <draw:text-box>
            <text:p text:style-name="P3">2</text:p>
          </draw:text-box>
        </draw:frame>
        <draw:frame draw:style-name="gr6" draw:text-style-name="P4" draw:layer="layout" svg:width="0.75cm" svg:height="1.24cm" svg:x="14.465cm" svg:y="5.171cm">
          <draw:text-box>
            <text:p text:style-name="P3">4</text:p>
          </draw:text-box>
        </draw:frame>
        <draw:frame draw:style-name="gr6" draw:text-style-name="P4" draw:layer="layout" svg:width="0.75cm" svg:height="1.24cm" svg:x="15.682cm" svg:y="5.171cm">
          <draw:text-box>
            <text:p text:style-name="P3">6</text:p>
          </draw:text-box>
        </draw:frame>
        <draw:frame draw:style-name="gr6" draw:text-style-name="P2" draw:layer="layout" svg:width="1.205cm" svg:height="1.24cm" svg:x="13.238cm" svg:y="6.405cm">
          <draw:text-box>
            <text:p>3</text:p>
          </draw:text-box>
        </draw:frame>
        <draw:frame draw:style-name="gr6" draw:text-style-name="P2" draw:layer="layout" svg:width="1.205cm" svg:height="1.24cm" svg:x="14.458cm" svg:y="6.405cm">
          <draw:text-box>
            <text:p>5</text:p>
          </draw:text-box>
        </draw:frame>
        <draw:frame draw:style-name="gr13" draw:text-style-name="P2" draw:layer="layout" svg:width="3.918cm" svg:height="0.962cm" svg:x="5.706cm" svg:y="8.5cm">
          <draw:text-box>
            <text:p>Row - major</text:p>
          </draw:text-box>
        </draw:frame>
        <draw:frame draw:style-name="gr13" draw:text-style-name="P2" draw:layer="layout" svg:width="4.833cm" svg:height="0.962cm" svg:x="12.115cm" svg:y="8.529cm">
          <draw:text-box>
            <text:p>Column - major</text:p>
          </draw:text-box>
        </draw:frame>
        <draw:frame draw:style-name="gr19" draw:text-style-name="P2" draw:layer="layout" svg:width="3.245cm" svg:height="0.962cm" svg:x="9.5cm" svg:y="2.288cm">
          <draw:text-box>
            <text:p>Allocation</text:p>
          </draw:text-box>
        </draw:frame>
        <draw:frame draw:style-name="gr12" draw:text-style-name="P2" draw:layer="layout" svg:width="3.923cm" svg:height="0.962cm" svg:x="12.164cm" svg:y="9.538cm">
          <draw:text-box>
            <text:p>Size: (2,4,2)</text:p>
          </draw:text-box>
        </draw:frame>
        <draw:frame draw:style-name="gr13" draw:text-style-name="P2" draw:layer="layout" svg:width="4.346cm" svg:height="0.962cm" svg:x="12.167cm" svg:y="10.679cm">
          <draw:text-box>
            <text:p>Stride: (1,2,8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4T16:24:19.041176128</meta:creation-date>
    <meta:generator>LibreOffice/7.3.7.2$Linux_X86_64 LibreOffice_project/30$Build-2</meta:generator>
    <dc:date>2023-12-14T17:35:24.907029502</dc:date>
    <meta:editing-duration>PT6M31S</meta:editing-duration>
    <meta:editing-cycles>1</meta:editing-cycles>
    <meta:document-statistic meta:object-count="103"/>
  </office:meta>
</office:document-meta>
</file>